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5.831cm"/>
    </style:style>
    <style:style style:name="co14" style:family="table-column">
      <style:table-column-properties fo:break-before="auto" style:column-width="0.425cm"/>
    </style:style>
    <style:style style:name="co15" style:family="table-column">
      <style:table-column-properties fo:break-before="auto" style:column-width="3.856cm"/>
    </style:style>
    <style:style style:name="co16" style:family="table-column">
      <style:table-column-properties fo:break-before="auto" style:column-width="4.12cm"/>
    </style:style>
    <style:style style:name="co17" style:family="table-column">
      <style:table-column-properties fo:break-before="auto" style:column-width="0.485cm"/>
    </style:style>
    <style:style style:name="co18" style:family="table-column">
      <style:table-column-properties fo:break-before="auto" style:column-width="0.801cm"/>
    </style:style>
    <style:style style:name="co19" style:family="table-column">
      <style:table-column-properties fo:break-before="auto" style:column-width="0.34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4.034cm"/>
    </style:style>
    <style:style style:name="co22" style:family="table-column">
      <style:table-column-properties fo:break-before="auto" style:column-width="0.369cm"/>
    </style:style>
    <style:style style:name="co23" style:family="table-column">
      <style:table-column-properties fo:break-before="auto" style:column-width="2.898cm"/>
    </style:style>
    <style:style style:name="co24" style:family="table-column">
      <style:table-column-properties fo:break-before="auto" style:column-width="3.865cm"/>
    </style:style>
    <style:style style:name="co25" style:family="table-column">
      <style:table-column-properties fo:break-before="auto" style:column-width="0.284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0.765cm"/>
    </style:style>
    <style:style style:name="co28" style:family="table-column">
      <style:table-column-properties fo:break-before="auto" style:column-width="9.121cm"/>
    </style:style>
    <style:style style:name="co29" style:family="table-column">
      <style:table-column-properties fo:break-before="auto" style:column-width="15.113cm"/>
    </style:style>
    <style:style style:name="co30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3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4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6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7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8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0" style:family="table-cell" style:parent-style-name="Default">
      <style:text-properties fo:font-size="8.5pt" style:font-size-asian="8.5pt" style:font-size-complex="8.5pt"/>
    </style:style>
    <style:style style:name="ce51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6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9" style:family="table-cell" style:parent-style-name="Default">
      <style:table-cell-properties fo:background-color="transparent"/>
      <style:text-properties fo:font-size="8.5pt" style:font-size-asian="8.5pt" style:font-size-complex="8.5pt"/>
    </style:style>
    <style:style style:name="ce60" style:family="table-cell" style:parent-style-name="Default">
      <style:table-cell-properties fo:background-color="transparent"/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61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6" office:value-type="string">
            <text:p>DesInventar8.2</text:p>
          </table:table-cell>
          <table:table-cell table:style-name="ce18" office:value-type="string">
            <text:p>BASE.DB</text:p>
          </table:table-cell>
          <table:table-cell table:style-name="ce26"/>
          <table:table-cell table:style-name="ce28"/>
          <table:table-cell table:style-name="ce3"/>
          <table:table-cell table:style-name="ce6" table:formula="oooc:=[.C2]" office:value-type="string" office:string-value="DesInventar8.2">
            <text:p>DesInventar8.2</text:p>
          </table:table-cell>
          <table:table-cell table:style-name="ce18" office:value-type="string">
            <text:p>CORE.DB</text:p>
          </table:table-cell>
          <table:table-cell table:style-name="ce20"/>
          <table:table-cell table:style-name="ce29"/>
          <table:table-cell/>
          <table:table-cell table:style-name="ce3"/>
          <table:table-cell table:style-name="ce6" table:formula="oooc:=[.H2]" office:value-type="string" office:string-value="DesInventar8.2">
            <text:p>DesInventar8.2</text:p>
          </table:table-cell>
          <table:table-cell table:style-name="ce18" office:value-type="string">
            <text:p>REGION.DB</text:p>
          </table:table-cell>
          <table:table-cell table:style-name="ce43"/>
          <table:table-cell table:style-name="ce18" office:value-type="string">
            <text:p>Schema Version</text:p>
          </table:table-cell>
          <table:table-cell table:style-name="ce46" office:value-type="string">
            <text:p>1.0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4"/>
          <table:table-cell/>
          <table:table-cell table:style-name="ce19" office:value-type="date" office:date-value="2009-08-12">
            <text:p>2009-08-12</text:p>
          </table:table-cell>
          <table:table-cell table:style-name="ce27"/>
          <table:table-cell table:style-name="ce19"/>
          <table:table-cell table:style-name="ce4"/>
          <table:table-cell/>
          <table:table-cell table:style-name="ce19" table:formula="oooc:=[.D3]" office:value-type="date" office:date-value="2009-08-12">
            <text:p>2009-08-12</text:p>
          </table:table-cell>
          <table:table-cell table:style-name="ce21"/>
          <table:table-cell table:style-name="ce29"/>
          <table:table-cell/>
          <table:table-cell table:style-name="ce4"/>
          <table:table-cell table:style-name="ce28"/>
          <table:table-cell table:style-name="ce19" table:formula="oooc:=[.D3]" office:value-type="date" office:date-value="2009-08-12">
            <text:p>2009-08-12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/>
          <table:table-cell table:style-name="ce44" office:value-type="string" table:number-columns-spanned="2" table:number-rows-spanned="1">
            <text:p>Disaster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Country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/>
          <table:table-cell table:style-name="ce10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CountryIso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Iso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RegionLabel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Serial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BeginTime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Continent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GeographyId</text:p>
          </table:table-cell>
          <table:table-cell table:style-name="ce21" table:formula="oooc:=[.O65]" office:value-type="string" office:string-value="VARCHAR(100)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Sit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DisasterLat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LastUp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DisasterLong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IsCRegion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8" office:value-type="string" table:number-columns-spanned="2" table:number-rows-spanned="1">
            <text:p>Event</text:p>
          </table:table-cell>
          <table:covered-table-cell table:style-name="ce20"/>
          <table:table-cell/>
          <table:table-cell table:style-name="ce4" office:value-type="string">
            <text:p>DisasterSource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Record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cordAuthor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ventId</text:p>
          </table:table-cell>
          <table:table-cell table:style-name="ce21" table:formula="oooc:=[.O14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Item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ven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Language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ventDur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RegionItem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ventMagnitude</text:p>
          </table:table-cell>
          <table:table-cell table:style-name="ce21" office:value-type="string">
            <text:p>VARCHAR(8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Iso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Caus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Local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Caus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Auth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Dea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10" table:formula="oooc:=[.H40]" office:value-type="string" office:string-value="UserId">
            <text:p>UserId</text:p>
          </table:table-cell>
          <table:table-cell table:style-name="ce20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Missing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Injur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Auth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PeopleHarm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AuthValu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People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Event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5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9" office:value-type="string" table:number-columns-spanned="2" table:number-rows-spanned="1">
            <text:p>Cause</text:p>
          </table:table-cell>
          <table:covered-table-cell table:style-name="ce20"/>
          <table:table-cell/>
          <table:table-cell table:style-name="ce4" office:value-type="string">
            <text:p>EffectPeopleEvacu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EffectPeopleReloc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Queries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HousesDestroy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Query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Houses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ffectPeopleDea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14" table:formula="oooc:=[.H58]" office:value-type="string" office:string-value="SessionId">
            <text:p>SessionId</text:p>
          </table:table-cell>
          <table:table-cell table:style-name="ce24" table:formula="oooc:=[.I58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Missing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ffectPeopleInjur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PeopleHarm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EffectPeople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Evacu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Reloc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HousesDestroy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User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Houses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8" office:value-type="string">
            <text:p>UserId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LossesValueLocal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Cause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4" office:value-type="string">
            <text:p>UserEMail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Level</text:p>
          </table:table-cell>
          <table:covered-table-cell table:style-name="ce20"/>
          <table:table-cell/>
          <table:table-cell table:style-name="ce4" office:value-type="string">
            <text:p>EffectLossesValueUSD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Passwd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4" office:value-type="string">
            <text:p>EffectRoads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4" office:value-type="string">
            <text:p>UserFull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FarmingAndForest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Organization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LiveStock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C6]" office:value-type="string" office:string-value="CountryIso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Name</text:p>
          </table:table-cell>
          <table:table-cell table:style-name="ce21" office:value-type="string">
            <text:p>VARCHAR(50) DEFAULT '---'</text:p>
          </table:table-cell>
          <table:table-cell/>
          <table:table-cell table:style-name="ce4" office:value-type="string">
            <text:p>EffectEducation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it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Desc</text:p>
          </table:table-cell>
          <table:table-cell table:style-name="ce21" office:value-type="string">
            <text:p>TEXT NULL</text:p>
          </table:table-cell>
          <table:table-cell/>
          <table:table-cell table:style-name="ce4" office:value-type="string">
            <text:p>EffectMedical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reationDate 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2" office:value-type="string">
            <text:p>GeoLevelActive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OtherLoss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Note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ectorTransport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SectorCommunication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Opt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SectorRelief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8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Carto</text:p>
          </table:table-cell>
          <table:covered-table-cell/>
          <table:table-cell/>
          <table:table-cell table:style-name="ce4" office:value-type="string">
            <text:p>SectorAgricultural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Option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graphyId</text:p>
          </table:table-cell>
          <table:table-cell table:style-name="ce21" office:value-type="string">
            <text:p>VARCHAR(100)</text:p>
          </table:table-cell>
          <table:table-cell/>
          <table:table-cell table:style-name="ce4" office:value-type="string">
            <text:p>SectorWaterSuppl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Option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LevelId</text:p>
          </table:table-cell>
          <table:table-cell table:style-name="ce21" table:formula="oooc:=[.O42]" office:value-type="string" office:string-value="INTEGER">
            <text:p>INTEGER</text:p>
          </table:table-cell>
          <table:table-cell/>
          <table:table-cell table:style-name="ce4" office:value-type="string">
            <text:p>SectorSewerag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Dictionary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5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SectorEduc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1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ectorPow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Session</text:p>
          </table:table-cell>
          <table:covered-table-cell table:style-name="ce29"/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Fil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Industr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ranslation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Health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echHelp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Cod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Oth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Bas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Full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Vali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office:value-type="string">
            <text:p>Start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0" office:value-type="string" table:number-columns-spanned="2" table:number-rows-spanned="1">
            <text:p>Geography</text:p>
          </table:table-cell>
          <table:covered-table-cell table:style-name="ce20"/>
          <table:table-cell/>
          <table:table-cell table:style-name="ce42" office:value-type="string" table:number-columns-spanned="2" table:number-rows-spanned="1">
            <text:p>EEData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style-name="ce34" office:value-type="string" table:number-columns-spanned="2" table:number-rows-spanned="1">
            <text:p>UserLockList</text:p>
          </table:table-cell>
          <table:covered-table-cell/>
          <table:table-cell table:style-name="ce21"/>
          <table:table-cell table:number-columns-repeated="2"/>
          <table:table-cell table:style-name="ce4"/>
          <table:table-cell table:style-name="ce10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45" table:formula="oooc:=[.Q5]" office:value-type="string" office:string-value="DisasterId">
            <text:p>DisasterId</text:p>
          </table:table-cell>
          <table:table-cell table:style-name="ce20" table:formula="oooc:=[.R5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LabelGroup</text:p>
          </table:table-cell>
          <table:covered-table-cell/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4" office:value-type="string">
            <text:p>Tabl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5" office:value-type="string">
            <text:p>RecordId</text:p>
          </table:table-cell>
          <table:table-cell table:style-name="ce23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Code</text:p>
          </table:table-cell>
          <table:table-cell table:style-name="ce21" office:value-type="string">
            <text:p>VARCHAR(100) DEFAULT '---'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abelName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Name</text:p>
          </table:table-cell>
          <table:table-cell table:style-name="ce21" office:value-type="string">
            <text:p>VARCHAR(200) DEFAULT '---'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LGOrder</text:p>
          </table:table-cell>
          <table:table-cell table:style-name="ce21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35" office:value-type="string" table:number-columns-spanned="2" table:number-rows-spanned="1">
            <text:p>STATUS FIELDS</text:p>
          </table:table-cell>
          <table:covered-table-cell table:style-name="ce20" table:formula="oooc:=[.N90]" office:value-type="string" office:string-value="EEGroupStatus">
            <text:p>EEGroupStatus</text:p>
          </table:covered-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Level</text:p>
          </table:table-cell>
          <table:table-cell table:style-name="ce21" office:value-type="string">
            <text:p>INTEGER DEFAULT -1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6" office:value-type="string">
            <text:p>PUBLIC, PRIVATE, INACTIVE</text:p>
          </table:table-cell>
          <table:table-cell table:style-name="ce37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2" office:value-type="string" table:number-columns-spanned="2" table:number-rows-spanned="1">
            <text:p>EEField</text:p>
          </table:table-cell>
          <table:covered-table-cell table:style-name="ce47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10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/>
          <table:table-cell table:style-name="ce4" table:formula="oooc:=[.N86]" office:value-type="string" office:string-value="EEGroupId">
            <text:p>EEGroupId</text:p>
          </table:table-cell>
          <table:table-cell table:style-name="ce21" table:formula="oooc:=[.O86]" office:value-type="string" office:string-value="VARCHAR(30)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7"/>
          <table:table-cell table:style-name="ce4"/>
          <table:table-cell table:number-columns-repeated="2"/>
          <table:table-cell table:style-name="ce29"/>
          <table:table-cell table:style-name="ce4" office:value-type="string">
            <text:p>EEFieldLabel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style-name="ce12" office:value-type="string" table:number-columns-spanned="2" table:number-rows-spanned="1">
            <text:p>DatabaseLog</text:p>
          </table:table-cell>
          <table:covered-table-cell table:style-name="ce20"/>
          <table:table-cell table:style-name="ce29"/>
          <table:table-cell table:style-name="ce4" office:value-type="string">
            <text:p>EEFieldDesc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office:value-type="string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Date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EFieldType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Type</text:p>
          </table:table-cell>
          <table:table-cell table:style-name="ce21" office:value-type="string">
            <text:p>VARCHAR(20)</text:p>
          </table:table-cell>
          <table:table-cell/>
          <table:table-cell table:style-name="ce4" office:value-type="string">
            <text:p>EEFieldSiz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Notes</text:p>
          </table:table-cell>
          <table:table-cell table:style-name="ce21" office:value-type="string">
            <text:p>TEXT</text:p>
          </table:table-cell>
          <table:table-cell table:style-name="ce29"/>
          <table:table-cell table:style-name="ce4" office:value-type="string">
            <text:p>EEField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UserId</text:p>
          </table:table-cell>
          <table:table-cell table:style-name="ce21" office:value-type="string">
            <text:p>VARCHAR(20)</text:p>
          </table:table-cell>
          <table:table-cell/>
          <table:table-cell table:style-name="ce4" office:value-type="string">
            <text:p>EEField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 table:style-name="ce21"/>
          <table:table-cell table:number-columns-repeated="7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style-name="ce42" office:value-type="string" table:number-columns-spanned="2" table:number-rows-spanned="1">
            <text:p>EEGroup</text:p>
          </table:table-cell>
          <table:covered-table-cell table:style-name="ce20"/>
          <table:table-cell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10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11" office:value-type="string">
            <text:p>EEGroupLabel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Desc</text:p>
          </table:table-cell>
          <table:table-cell table:style-name="ce21" office:value-type="string">
            <text:p>TEXT</text:p>
          </table:table-cell>
          <table:table-cell table:style-name="ce29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Status</text:p>
          </table:table-cell>
          <table:table-cell table:style-name="ce21" office:value-type="string">
            <text:p>INTEGER</text:p>
          </table:table-cell>
          <table:table-cell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2">
          <table:table-cell table:number-columns-repeated="1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5"/>
          <table:table-cell table:style-name="ce16" table:number-columns-repeated="5"/>
          <table:table-cell table:style-name="ce23"/>
          <table:table-cell table:number-columns-repeated="237"/>
        </table:table-row>
        <table:table-row table:style-name="ro1" table:number-rows-repeated="6544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7" table:default-cell-style-name="ce50"/>
        <table:table-column table:style-name="co28" table:default-cell-style-name="ce50"/>
        <table:table-column table:style-name="co26" table:number-columns-repeated="254" table:default-cell-style-name="ce50"/>
        <table:table-row table:style-name="ro2">
          <table:table-cell table:style-name="ce48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9" table:formula="oooc:=[Tables.D3]" office:value-type="date" office:date-value="2009-08-12">
            <text:p>2009-08-1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REATE TABLE </text:p>
          </table:table-cell>
          <table:table-cell table:number-columns-repeated="255"/>
        </table:table-row>
        <table:table-row table:style-name="ro3">
          <table:table-cell office:value-type="string">
            <text:p>PRIMARY KEY</text:p>
          </table:table-cell>
          <table:table-cell table:number-columns-repeated="255"/>
        </table:table-row>
        <table:table-row table:style-name="ro3">
          <table:table-cell table:style-name="ce51" office:value-type="string">
            <text:p>);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table:formula="oooc:=CONCATENATE([.$A$4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formula="oooc:=CONCATENATE([Tables.C14]; &quot; &quot;; [Tables.D14]; &quot;, &quot; 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15]; &quot; &quot;; [Tables.D15]; &quot;, &quot; 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16]; &quot; &quot;; [Tables.D16]; &quot;, &quot; 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18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18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21]; &quot; &quot;; [Tables.D21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2]; &quot; &quot;; [Tables.D22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19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27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27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32]; &quot; &quot;; [Tables.D32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33]; &quot; &quot;; [Tables.D33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28];&quot;','&quot;; [Tables.C29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41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41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43]; &quot; &quot;; [Tables.D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4]; &quot; &quot;; [Tables.D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51]; &quot; &quot;; [Tables.D5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52]; &quot; &quot;; [Tables.D5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42];&quot;','&quot;; [Tables.C43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55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55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7]; &quot; &quot;; [Tables.D5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58]; &quot; &quot;; [Tables.D58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59]; &quot; &quot;; [Tables.D59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60]; &quot; &quot;; [Tables.D60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61]; &quot; &quot;; [Tables.D61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formula="oooc:=CONCATENATE([Tables.C62]; &quot; &quot;; [Tables.D6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63]; &quot; &quot;; [Tables.D6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64]; &quot; &quot;; [Tables.D6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56];&quot;','&quot;; [Tables.C57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6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6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67]; &quot; &quot;; [Tables.D6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68]; &quot; &quot;; [Tables.D6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69]; &quot; &quot;; [Tables.D6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70]; &quot; &quot;; [Tables.D7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formula="oooc:=CONCATENATE([Tables.C71]; &quot; &quot;; [Tables.D7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72]; &quot; &quot;; [Tables.D7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73]; &quot; &quot;; [Tables.D7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6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table:formula="oooc:=CONCATENATE([.$A$4]; [Tables.C8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8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3">
          <table:table-cell table:formula="oooc:=CONCATENATE([Tables.C85]; &quot; &quot;; [Tables.D8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3">
          <table:table-cell table:formula="oooc:=CONCATENATE([Tables.C86]; &quot; &quot;; [Tables.D86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3">
          <table:table-cell table:formula="oooc:=CONCATENATE([Tables.C87]; &quot; &quot;; [Tables.D87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3">
          <table:table-cell table:formula="oooc:=CONCATENATE([Tables.C88]; &quot; &quot;; [Tables.D8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89]; &quot; &quot;; [Tables.D8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90]; &quot; &quot;; [Tables.D9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8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ce52"/>
          <table:table-cell table:number-columns-repeated="255"/>
        </table:table-row>
        <table:table-row table:style-name="ro3">
          <table:table-cell table:style-name="ce52" table:formula="oooc:=CONCATENATE([.$A$4]; [Tables.C7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7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3">
          <table:table-cell table:formula="oooc:=CONCATENATE([Tables.C76]; &quot; &quot;; [Tables.D7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3">
          <table:table-cell table:formula="oooc:=CONCATENATE([Tables.C77]; &quot; &quot;; [Tables.D7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78]; &quot; &quot;; [Tables.D7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3">
          <table:table-cell table:formula="oooc:=CONCATENATE([Tables.C79]; &quot; &quot;; [Tables.D7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3">
          <table:table-cell table:formula="oooc:=CONCATENATE([Tables.C80]; &quot; &quot;; [Tables.D8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3">
          <table:table-cell table:formula="oooc:=CONCATENATE([Tables.C81]; &quot; &quot;; [Tables.D8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3">
          <table:table-cell table:formula="oooc:=CONCATENATE([Tables.C82]; &quot; &quot;; [Tables.D8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7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spa', 'Spanish', 'Español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eng', 'English', 'English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fre', 'French', 'Français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por', 'Portuguese', 'Portugais', 1,'','',''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table:formula="oooc:=CONCATENATE(&quot;insert into Info values ('DBVersion','&quot;;[Tables.$O$3];&quot;','','','','');&quot;)" office:value-type="string" office:string-value="insert into Info values ('DBVersion','40037','','','','');">
            <text:p>insert into Info values ('DBVersion','40037','','','','');</text:p>
          </table:table-cell>
          <table:table-cell table:number-columns-repeated="255"/>
        </table:table-row>
        <table:table-row table:style-name="ro2" table:number-rows-repeated="416">
          <table:table-cell table:style-name="Default"/>
          <table:table-cell table:number-columns-repeated="255"/>
        </table:table-row>
        <table:table-row table:style-name="ro3" table:number-rows-repeated="6499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9" table:default-cell-style-name="ce50"/>
        <table:table-column table:style-name="co28" table:default-cell-style-name="Default"/>
        <table:table-column table:style-name="co26" table:default-cell-style-name="Default"/>
        <table:table-column table:style-name="co26" table:number-columns-repeated="143" table:default-cell-style-name="ce50"/>
        <table:table-row table:style-name="ro2">
          <table:table-cell table:style-name="ce48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9" table:formula="oooc:=[Tables.D3]" office:value-type="date" office:date-value="2009-08-12">
            <text:p>2009-08-12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2" table:formula="oooc:=CONCATENATE([BASE.$A$4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23];&quot;','&quot;; [Tables.H24];&quot;','&quot;; [Tables.H25]; &quot;')&quot;)" office:value-type="string" office:string-value="PRIMARY KEY('UserId','RegionId','AuthKey')">
            <text:p>PRIMARY KEY('UserId','RegionId','Auth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Status VARCHAR(20), ">
            <text:p>QueryStatus VARCHAR(20)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7]; &quot; &quot;; [Tables.I37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39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39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9]; &quot; &quot;; [Tables.I49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40];&quot;')&quot;)" office:value-type="string" office:string-value="PRIMARY KEY('UserId')">
            <text:p>PRIMARY KEY('User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51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1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5]; &quot; &quot;; [Tables.I55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52];&quot;','&quot;; [Tables.H53]; &quot;')&quot;)" office:value-type="string" office:string-value="PRIMARY KEY('UserId','OptionKey')">
            <text:p>PRIMARY KEY('UserId','Option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57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7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8]; &quot; &quot;; [Tables.I58]; &quot;, &quot;)" office:value-type="string" office:string-value="SessionId VARCHAR(50), ">
            <text:p>Sess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RegionId VARCHAR(50), ">
            <text:p>Reg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UserId VARCHAR(20), ">
            <text:p>UserId VARCHAR(2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Valid INTEGER, ">
            <text:p>Valid INTEGER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Start DATETIME, ">
            <text:p>Start DATETIME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3]; &quot; &quot;; [Tables.I63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58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65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65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8]; &quot; &quot;; [Tables.I68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66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4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8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30" table:default-cell-style-name="ce59"/>
        <table:table-column table:style-name="co28" table:default-cell-style-name="Default"/>
        <table:table-column table:style-name="co26" table:default-cell-style-name="Default"/>
        <table:table-column table:style-name="co26" table:number-columns-repeated="253" table:default-cell-style-name="ce50"/>
        <table:table-row table:style-name="ro2">
          <table:table-cell table:style-name="ce57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58" table:formula="oooc:=[Tables.D3]" office:value-type="date" office:date-value="2009-08-12">
            <text:p>2009-08-12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10]; &quot; &quot;; [Tables.O1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60" table:formula="oooc:=CONCATENATE([BASE.$A$6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3]; &quot; &quot;; [Tables.O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27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27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6]; &quot; &quot;; [Tables.O36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28];&quot;','&quot;; [Tables.N29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41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41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4]; &quot; &quot;; [Tables.O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42];&quot;','&quot;;[Tables.N43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52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52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4]; &quot; &quot;; [Tables.O54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53];&quot;','&quot;;[Tables.N54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6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6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70]; &quot; &quot;; [Tables.O70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65];&quot;','&quot;;[Tables.N6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Q4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4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GeographyId VARCHAR(100), ">
            <text:p>DisasterGeographyId VARCHAR(100)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formula="oooc:=CONCATENATE([Tables.Q60]; &quot; &quot;; [Tables.R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1]; &quot; &quot;; [Tables.R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85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85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86]; &quot; &quot;; [Tables.O86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87]; &quot; &quot;; [Tables.O8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88]; &quot; &quot;; [Tables.O88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89]; &quot; &quot;; [Tables.O89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90]; &quot; &quot;; [Tables.O90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formula="oooc:=CONCATENATE([Tables.N91]; &quot; &quot;; [Tables.O9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92]; &quot; &quot;; [Tables.O9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93]; &quot; &quot;; [Tables.O9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86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Q71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71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75]; &quot; &quot;; [Tables.R7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6]; &quot; &quot;; [Tables.R7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7]; &quot; &quot;; [Tables.R7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8]; &quot; &quot;; [Tables.R7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9]; &quot; &quot;; [Tables.R7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80]; &quot; &quot;; [Tables.R80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formula="oooc:=CONCATENATE([Tables.Q81]; &quot; &quot;; [Tables.R8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82]; &quot; &quot;; [Tables.R8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83]; &quot; &quot;; [Tables.R8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72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Q64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64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5]; &quot; &quot;; [Tables.R6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6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76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76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77]; &quot; &quot;; [Tables.O77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78]; &quot; &quot;; [Tables.O78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79]; &quot; &quot;; [Tables.O79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80]; &quot; &quot;; [Tables.O80])" office:value-type="string" office:string-value="DBLogUserId VARCHAR(20)">
            <text:p>DBLogUserId VARCHAR(20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Q8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8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2">
          <table:table-cell table:formula="oooc:=CONCATENATE([Tables.Q86]; &quot; &quot;; [Tables.R8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2">
          <table:table-cell table:formula="oooc:=CONCATENATE([Tables.Q87]; &quot; &quot;; [Tables.R8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88]; &quot; &quot;; [Tables.R8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2">
          <table:table-cell table:formula="oooc:=CONCATENATE([Tables.Q89]; &quot; &quot;; [Tables.R8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2">
          <table:table-cell table:formula="oooc:=CONCATENATE([Tables.Q90]; &quot; &quot;; [Tables.R9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2">
          <table:table-cell table:formula="oooc:=CONCATENATE([Tables.Q91]; &quot; &quot;; [Tables.R9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2">
          <table:table-cell table:formula="oooc:=CONCATENATE([Tables.Q92]; &quot; &quot;; [Tables.R9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8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 table:number-rows-repeated="6531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2">08/12/2009</text:date>, <text:time>07:31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08-12T07:31:16</dc:date>
    <meta:print-date>2009-08-05T19:09:57</meta:print-date>
    <meta:editing-cycles>381</meta:editing-cycles>
    <meta:editing-duration>P3DT19H14M28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1002"/>
  </office:meta>
</office:document-meta>
</file>